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9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669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0.988cm"/>
    </style:style>
    <style:style style:name="co12" style:family="table-column">
      <style:table-column-properties fo:break-before="auto" style:column-width="1.506cm"/>
    </style:style>
    <style:style style:name="co13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023cm"/>
    </style:style>
    <style:style style:name="co15" style:family="table-column">
      <style:table-column-properties fo:break-before="auto" style:column-width="3.466cm"/>
    </style:style>
    <style:style style:name="co16" style:family="table-column">
      <style:table-column-properties fo:break-before="auto" style:column-width="3.276cm"/>
    </style:style>
    <style:style style:name="co17" style:family="table-column">
      <style:table-column-properties fo:break-before="auto" style:column-width="4.011cm"/>
    </style:style>
    <style:style style:name="co18" style:family="table-column">
      <style:table-column-properties fo:break-before="auto" style:column-width="4.12cm"/>
    </style:style>
    <style:style style:name="co19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 PL SungtiL GB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AR PL SungtiL GB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tilla" table:style-name="ta1">
        <table:shapes>
          <draw:frame draw:z-index="0" draw:style-name="gr1" draw:text-style-name="P1" svg:width="23.114cm" svg:height="15.014cm" svg:x="0.261cm" svg:y="15.532cm">
            <draw:object draw:notify-on-update-of-ranges="plantilla.D2:plantilla.D11 plantilla.E2:plantilla.E11 plantilla.F2:plantilla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9"/>
        <table:table-column table:style-name="co15" table:default-cell-style-name="ce9"/>
        <table:table-column table:style-name="co3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row table:style-name="ro1">
          <table:table-cell table:style-name="ce8" office:value-type="string" calcext:value-type="string">
            <text:p>radio (cm)</text:p>
          </table:table-cell>
          <table:table-cell table:style-name="ce8" office:value-type="string" calcext:value-type="string">
            <text:p><text:span text:style-name="T1">angulos (rad) (</text:span><text:span text:style-name="T2">α)</text:span></text:p>
          </table:table-cell>
          <table:table-cell table:style-name="ce8" office:value-type="string" calcext:value-type="string">
            <text:p>angulo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table:style-name="ce8" office:value-type="string" calcext:value-type="string">
            <text:p>y-</text:p>
          </table:table-cell>
          <table:table-cell table:style-name="ce8" office:value-type="string" calcext:value-type="string">
            <text:p>bas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2]*[.$A$2]" office:value-type="float" office:value="0" calcext:value-type="float">
            <text:p>0</text:p>
          </table:table-cell>
          <table:table-cell table:formula="of:=(2*PI()*[.$A$2]*COS([.B2]))/([.$A$4]*2)" office:value-type="float" office:value="7.85398163397448" calcext:value-type="float">
            <text:p>7,85398163397448</text:p>
          </table:table-cell>
          <table:table-cell table:formula="of:=[.E2]*-1" office:value-type="float" office:value="-7.85398163397448" calcext:value-type="float">
            <text:p>-7,85398163397448</text:p>
          </table:table-cell>
          <table:table-cell table:formula="of:=(2*PI()*[.A2])/[.A4]" office:value-type="float" office:value="15.707963267949" calcext:value-type="float">
            <text:p>15,707963267949</text:p>
          </table:table-cell>
        </table:table-row>
        <table:table-row table:style-name="ro1">
          <table:table-cell table:style-name="ce8" office:value-type="string" calcext:value-type="string">
            <text:p>n.º gores</text:p>
          </table:table-cell>
          <table:table-cell table:formula="of:=(10/90)*(PI()/2)" office:value-type="float" office:value="0.174532925199433" calcext:value-type="float">
            <text:p>0,174532925199433</text:p>
          </table:table-cell>
          <table:table-cell office:value-type="float" office:value="10" calcext:value-type="float">
            <text:p>10</text:p>
          </table:table-cell>
          <table:table-cell table:formula="of:=[.B3]*[.$A$2]" office:value-type="float" office:value="2.61799387799149" calcext:value-type="float">
            <text:p>2,61799387799149</text:p>
          </table:table-cell>
          <table:table-cell table:formula="of:=(2*PI()*[.$A$2]*COS([.B3]))/([.$A$4]*2)" office:value-type="float" office:value="7.73466200515356" calcext:value-type="float">
            <text:p>7,73466200515356</text:p>
          </table:table-cell>
          <table:table-cell table:formula="of:=[.E3]*-1" office:value-type="float" office:value="-7.73466200515356" calcext:value-type="float">
            <text:p>-7,734662005153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20/90)*(PI()/2)" office:value-type="float" office:value="0.349065850398866" calcext:value-type="float">
            <text:p>0,349065850398866</text:p>
          </table:table-cell>
          <table:table-cell office:value-type="float" office:value="20" calcext:value-type="float">
            <text:p>20</text:p>
          </table:table-cell>
          <table:table-cell table:formula="of:=[.B4]*[.$A$2]" office:value-type="float" office:value="5.23598775598299" calcext:value-type="float">
            <text:p>5,23598775598299</text:p>
          </table:table-cell>
          <table:table-cell table:formula="of:=(2*PI()*[.$A$2]*COS([.B4]))/([.$A$4]*2)" office:value-type="float" office:value="7.38032858523387" calcext:value-type="float">
            <text:p>7,38032858523387</text:p>
          </table:table-cell>
          <table:table-cell table:formula="of:=[.E4]*-1" office:value-type="float" office:value="-7.38032858523387" calcext:value-type="float">
            <text:p>-7,38032858523387</text:p>
          </table:table-cell>
          <table:table-cell/>
        </table:table-row>
        <table:table-row table:style-name="ro1">
          <table:table-cell/>
          <table:table-cell table:formula="of:=(30/90)*(PI()/2)" office:value-type="float" office:value="0.523598775598299" calcext:value-type="float">
            <text:p>0,523598775598299</text:p>
          </table:table-cell>
          <table:table-cell office:value-type="float" office:value="30" calcext:value-type="float">
            <text:p>30</text:p>
          </table:table-cell>
          <table:table-cell table:formula="of:=[.B5]*[.$A$2]" office:value-type="float" office:value="7.85398163397448" calcext:value-type="float">
            <text:p>7,85398163397448</text:p>
          </table:table-cell>
          <table:table-cell table:formula="of:=(2*PI()*[.$A$2]*COS([.B5]))/([.$A$4]*2)" office:value-type="float" office:value="6.80174761587832" calcext:value-type="float">
            <text:p>6,80174761587832</text:p>
          </table:table-cell>
          <table:table-cell table:formula="of:=[.E5]*-1" office:value-type="float" office:value="-6.80174761587832" calcext:value-type="float">
            <text:p>-6,80174761587832</text:p>
          </table:table-cell>
          <table:table-cell/>
        </table:table-row>
        <table:table-row table:style-name="ro1">
          <table:table-cell/>
          <table:table-cell table:formula="of:=(40/90)*(PI()/2)" office:value-type="float" office:value="0.698131700797732" calcext:value-type="float">
            <text:p>0,698131700797732</text:p>
          </table:table-cell>
          <table:table-cell office:value-type="float" office:value="40" calcext:value-type="float">
            <text:p>40</text:p>
          </table:table-cell>
          <table:table-cell table:formula="of:=[.B6]*[.$A$2]" office:value-type="float" office:value="10.471975511966" calcext:value-type="float">
            <text:p>10,471975511966</text:p>
          </table:table-cell>
          <table:table-cell table:formula="of:=(2*PI()*[.$A$2]*COS([.B6]))/([.$A$4]*2)" office:value-type="float" office:value="6.01649898706466" calcext:value-type="float">
            <text:p>6,01649898706466</text:p>
          </table:table-cell>
          <table:table-cell table:formula="of:=[.E6]*-1" office:value-type="float" office:value="-6.01649898706466" calcext:value-type="float">
            <text:p>-6,01649898706466</text:p>
          </table:table-cell>
          <table:table-cell/>
        </table:table-row>
        <table:table-row table:style-name="ro1">
          <table:table-cell/>
          <table:table-cell table:formula="of:=(50/90)*(PI()/2)" office:value-type="float" office:value="0.872664625997165" calcext:value-type="float">
            <text:p>0,872664625997165</text:p>
          </table:table-cell>
          <table:table-cell office:value-type="float" office:value="50" calcext:value-type="float">
            <text:p>50</text:p>
          </table:table-cell>
          <table:table-cell table:formula="of:=[.B7]*[.$A$2]" office:value-type="float" office:value="13.0899693899575" calcext:value-type="float">
            <text:p>13,0899693899575</text:p>
          </table:table-cell>
          <table:table-cell table:formula="of:=(2*PI()*[.$A$2]*COS([.B7]))/([.$A$4]*2)" office:value-type="float" office:value="5.04844208102444" calcext:value-type="float">
            <text:p>5,04844208102444</text:p>
          </table:table-cell>
          <table:table-cell table:formula="of:=[.E7]*-1" office:value-type="float" office:value="-5.04844208102444" calcext:value-type="float">
            <text:p>-5,04844208102444</text:p>
          </table:table-cell>
          <table:table-cell/>
        </table:table-row>
        <table:table-row table:style-name="ro1">
          <table:table-cell/>
          <table:table-cell table:formula="of:=(60/90)*(PI()/2)" office:value-type="float" office:value="1.0471975511966" calcext:value-type="float">
            <text:p>1,0471975511966</text:p>
          </table:table-cell>
          <table:table-cell office:value-type="float" office:value="60" calcext:value-type="float">
            <text:p>60</text:p>
          </table:table-cell>
          <table:table-cell table:formula="of:=[.B8]*[.$A$2]" office:value-type="float" office:value="15.707963267949" calcext:value-type="float">
            <text:p>15,707963267949</text:p>
          </table:table-cell>
          <table:table-cell table:formula="of:=(2*PI()*[.$A$2]*COS([.B8]))/([.$A$4]*2)" office:value-type="float" office:value="3.92699081698724" calcext:value-type="float">
            <text:p>3,92699081698724</text:p>
          </table:table-cell>
          <table:table-cell table:formula="of:=[.E8]*-1" office:value-type="float" office:value="-3.92699081698724" calcext:value-type="float">
            <text:p>-3,92699081698724</text:p>
          </table:table-cell>
          <table:table-cell/>
        </table:table-row>
        <table:table-row table:style-name="ro1">
          <table:table-cell/>
          <table:table-cell table:formula="of:=(70/90)*(PI()/2)" office:value-type="float" office:value="1.22173047639603" calcext:value-type="float">
            <text:p>1,22173047639603</text:p>
          </table:table-cell>
          <table:table-cell office:value-type="float" office:value="70" calcext:value-type="float">
            <text:p>70</text:p>
          </table:table-cell>
          <table:table-cell table:formula="of:=[.B9]*[.$A$2]" office:value-type="float" office:value="18.3259571459405" calcext:value-type="float">
            <text:p>18,3259571459405</text:p>
          </table:table-cell>
          <table:table-cell table:formula="of:=(2*PI()*[.$A$2]*COS([.B9]))/([.$A$4]*2)" office:value-type="float" office:value="2.68621992412912" calcext:value-type="float">
            <text:p>2,68621992412912</text:p>
          </table:table-cell>
          <table:table-cell table:formula="of:=[.E9]*-1" office:value-type="float" office:value="-2.68621992412912" calcext:value-type="float">
            <text:p>-2,68621992412912</text:p>
          </table:table-cell>
          <table:table-cell/>
        </table:table-row>
        <table:table-row table:style-name="ro1">
          <table:table-cell/>
          <table:table-cell table:formula="of:=(80/90)*(PI()/2)" office:value-type="float" office:value="1.39626340159546" calcext:value-type="float">
            <text:p>1,39626340159546</text:p>
          </table:table-cell>
          <table:table-cell office:value-type="float" office:value="80" calcext:value-type="float">
            <text:p>80</text:p>
          </table:table-cell>
          <table:table-cell table:formula="of:=[.B10]*[.$A$2]" office:value-type="float" office:value="20.943951023932" calcext:value-type="float">
            <text:p>20,943951023932</text:p>
          </table:table-cell>
          <table:table-cell table:formula="of:=(2*PI()*[.$A$2]*COS([.B10]))/([.$A$4]*2)" office:value-type="float" office:value="1.36382959816921" calcext:value-type="float">
            <text:p>1,36382959816921</text:p>
          </table:table-cell>
          <table:table-cell table:formula="of:=[.E10]*-1" office:value-type="float" office:value="-1.36382959816921" calcext:value-type="float">
            <text:p>-1,36382959816921</text:p>
          </table:table-cell>
          <table:table-cell/>
        </table:table-row>
        <table:table-row table:style-name="ro1">
          <table:table-cell/>
          <table:table-cell table:formula="of:=(90/90)*(PI()/2)" office:value-type="float" office:value="1.5707963267949" calcext:value-type="float">
            <text:p>1,5707963267949</text:p>
          </table:table-cell>
          <table:table-cell office:value-type="float" office:value="90" calcext:value-type="float">
            <text:p>90</text:p>
          </table:table-cell>
          <table:table-cell table:formula="of:=[.B11]*[.$A$2]" office:value-type="float" office:value="23.5619449019234" calcext:value-type="float">
            <text:p>23,5619449019234</text:p>
          </table:table-cell>
          <table:table-cell table:formula="of:=(2*PI()*[.$A$2]*COS([.B11]))/([.$A$4]*2)" office:value-type="float" office:value="4.80917673430448E-016" calcext:value-type="float">
            <text:p>4,80917673430448E-16</text:p>
          </table:table-cell>
          <table:table-cell table:formula="of:=[.E11]*-1" office:value-type="float" office:value="-4.80917673430448E-016" calcext:value-type="float">
            <text:p>-4,80917673430448E-16</text:p>
          </table:table-cell>
          <table:table-cell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/>
          <table:table-cell table:style-name="ce5" office:value-type="string" calcext:value-type="string">
            <text:p>Cálculo de coordenadas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X=<text:span text:style-name="T3">α.radio, posición x de los puntos</text:span>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Y=(2.Π.radio.cosα)/(nº gores.2), posición y de los puntos</text:p>
          </table:table-cell>
          <table:table-cell table:style-name="Default" table:number-columns-repeated="5"/>
        </table:table-row>
      </table:table>
      <table:table table:name="calculo r" table:style-name="ta1"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8" table:default-cell-style-name="Default"/>
        <table:table-row table:style-name="ro1">
          <table:table-cell table:style-name="ce8" office:value-type="string" calcext:value-type="string">
            <text:p>masa (Kg)</text:p>
          </table:table-cell>
          <table:table-cell table:style-name="ce8" office:value-type="string" calcext:value-type="string">
            <text:p>g (m/s2)</text:p>
          </table:table-cell>
          <table:table-cell table:style-name="ce8" office:value-type="string" calcext:value-type="string">
            <text:p>densidad aire (Kg/m³)</text:p>
          </table:table-cell>
          <table:table-cell table:style-name="ce8" office:value-type="string" calcext:value-type="string">
            <text:p>Cd</text:p>
          </table:table-cell>
          <table:table-cell table:style-name="ce8" office:value-type="string" calcext:value-type="string">
            <text:p>V (m/s)</text:p>
          </table:table-cell>
          <table:table-cell office:value-type="string" calcext:value-type="string">
            <text:p>Radio (m)</text:p>
          </table:table-cell>
          <table:table-cell/>
        </table:table-row>
        <table:table-row table:style-name="ro1">
          <table:table-cell table:style-name="ce9" office:value-type="float" office:value="0.35" calcext:value-type="float">
            <text:p>0,35</text:p>
          </table:table-cell>
          <table:table-cell table:style-name="ce9" office:value-type="float" office:value="9.81" calcext:value-type="float">
            <text:p>9,81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 SQRT(([.A2]*[.B2])/([.C2]*[.D2]*[.E2]^2*PI()))" office:value-type="float" office:value="0.144539412733445" calcext:value-type="float">
            <text:p>0,144539412733445</text:p>
          </table:table-cell>
          <table:table-cell table:style-name="ce11"/>
        </table:table-row>
        <table:table-row table:style-name="ro1">
          <table:table-cell table:number-columns-repeated="5"/>
          <table:table-cell office:value-type="string" calcext:value-type="string">
            <text:p>Radio (cm)</text:p>
          </table:table-cell>
          <table:table-cell/>
        </table:table-row>
        <table:table-row table:style-name="ro1">
          <table:table-cell table:number-columns-repeated="5"/>
          <table:table-cell table:style-name="ce9" table:formula="of:=[.F2]*100" office:value-type="float" office:value="14.4539412733445" calcext:value-type="float">
            <text:p>14,453941273344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28T08:32:14.755637196</meta:creation-date>
    <dc:date>2023-03-18T11:47:04.501475424</dc:date>
    <meta:editing-duration>PT2H33M18S</meta:editing-duration>
    <meta:editing-cycles>34</meta:editing-cycles>
    <meta:generator>LibreOffice/7.3.7.2$Linux_X86_64 LibreOffice_project/30$Build-2</meta:generator>
    <meta:print-date>2020-02-18T17:44:40.177127966</meta:print-date>
    <meta:document-statistic meta:table-count="2" meta:cell-count="7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115cm" svg:height="15.015cm" xlink:href=".." xlink:type="simple" chart:class="chart:line" chart:style-name="ch1">
        <chart:legend chart:legend-position="end" svg:x="20.078cm" svg:y="6.959cm" style:legend-expansion="high" chart:style-name="ch2"/>
        <chart:plot-area chart:style-name="ch3" table:cell-range-address="plantilla.D2:plantilla.F11" chart:data-source-has-labels="column" svg:x="0.462cm" svg:y="0.3cm" svg:width="19.154cm" svg:height="14.415cm">
          <chart:coordinate-region svg:x="1.189cm" svg:y="0.499cm" svg:width="18.287cm" svg:height="14.017cm"/>
          <chart:axis chart:dimension="x" chart:name="primary-x" chart:style-name="ch4" chartooo:axis-type="auto">
            <chartooo:date-scale/>
            <chart:categories table:cell-range-address="plantilla.D2:plantilla.D1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plantilla.E2:plantilla.E11" chart:class="chart:line">
            <chart:data-point chart:repeated="10"/>
          </chart:series>
          <chart:series chart:style-name="ch7" chart:values-cell-range-address="plantilla.F2:plantilla.F11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lantilla.D2:plantilla.D11</svg:desc>
                </draw:g>
              </table:table-cell>
              <table:table-cell office:value-type="float" office:value="7.85398163397448">
                <text:p>7.85398163397448</text:p>
                <draw:g>
                  <svg:desc>plantilla.E2:plantilla.E11</svg:desc>
                </draw:g>
              </table:table-cell>
              <table:table-cell office:value-type="float" office:value="-7.85398163397448">
                <text:p>-7.85398163397448</text:p>
                <draw:g>
                  <svg:desc>plantilla.F2:plantilla.F11</svg:desc>
                </draw:g>
              </table:table-cell>
            </table:table-row>
            <table:table-row>
              <table:table-cell office:value-type="float" office:value="2.61799387799149">
                <text:p>2.61799387799149</text:p>
              </table:table-cell>
              <table:table-cell office:value-type="float" office:value="7.73466200515356">
                <text:p>7.73466200515356</text:p>
              </table:table-cell>
              <table:table-cell office:value-type="float" office:value="-7.73466200515356">
                <text:p>-7.73466200515356</text:p>
              </table:table-cell>
            </table:table-row>
            <table:table-row>
              <table:table-cell office:value-type="float" office:value="5.23598775598299">
                <text:p>5.23598775598299</text:p>
              </table:table-cell>
              <table:table-cell office:value-type="float" office:value="7.38032858523387">
                <text:p>7.38032858523387</text:p>
              </table:table-cell>
              <table:table-cell office:value-type="float" office:value="-7.38032858523387">
                <text:p>-7.38032858523387</text:p>
              </table:table-cell>
            </table:table-row>
            <table:table-row>
              <table:table-cell office:value-type="float" office:value="7.85398163397448">
                <text:p>7.85398163397448</text:p>
              </table:table-cell>
              <table:table-cell office:value-type="float" office:value="6.80174761587832">
                <text:p>6.80174761587832</text:p>
              </table:table-cell>
              <table:table-cell office:value-type="float" office:value="-6.80174761587832">
                <text:p>-6.80174761587832</text:p>
              </table:table-cell>
            </table:table-row>
            <table:table-row>
              <table:table-cell office:value-type="float" office:value="10.471975511966">
                <text:p>10.471975511966</text:p>
              </table:table-cell>
              <table:table-cell office:value-type="float" office:value="6.01649898706466">
                <text:p>6.01649898706466</text:p>
              </table:table-cell>
              <table:table-cell office:value-type="float" office:value="-6.01649898706466">
                <text:p>-6.01649898706466</text:p>
              </table:table-cell>
            </table:table-row>
            <table:table-row>
              <table:table-cell office:value-type="float" office:value="13.0899693899575">
                <text:p>13.0899693899575</text:p>
              </table:table-cell>
              <table:table-cell office:value-type="float" office:value="5.04844208102444">
                <text:p>5.04844208102444</text:p>
              </table:table-cell>
              <table:table-cell office:value-type="float" office:value="-5.04844208102444">
                <text:p>-5.04844208102444</text:p>
              </table:table-cell>
            </table:table-row>
            <table:table-row>
              <table:table-cell office:value-type="float" office:value="15.707963267949">
                <text:p>15.707963267949</text:p>
              </table:table-cell>
              <table:table-cell office:value-type="float" office:value="3.92699081698724">
                <text:p>3.92699081698724</text:p>
              </table:table-cell>
              <table:table-cell office:value-type="float" office:value="-3.92699081698724">
                <text:p>-3.92699081698724</text:p>
              </table:table-cell>
            </table:table-row>
            <table:table-row>
              <table:table-cell office:value-type="float" office:value="18.3259571459405">
                <text:p>18.3259571459405</text:p>
              </table:table-cell>
              <table:table-cell office:value-type="float" office:value="2.68621992412912">
                <text:p>2.68621992412912</text:p>
              </table:table-cell>
              <table:table-cell office:value-type="float" office:value="-2.68621992412912">
                <text:p>-2.68621992412912</text:p>
              </table:table-cell>
            </table:table-row>
            <table:table-row>
              <table:table-cell office:value-type="float" office:value="20.943951023932">
                <text:p>20.943951023932</text:p>
              </table:table-cell>
              <table:table-cell office:value-type="float" office:value="1.36382959816921">
                <text:p>1.36382959816921</text:p>
              </table:table-cell>
              <table:table-cell office:value-type="float" office:value="-1.36382959816921">
                <text:p>-1.36382959816921</text:p>
              </table:table-cell>
            </table:table-row>
            <table:table-row>
              <table:table-cell office:value-type="float" office:value="23.5619449019234">
                <text:p>23.5619449019234</text:p>
              </table:table-cell>
              <table:table-cell office:value-type="float" office:value="4.80917673430448E-016">
                <text:p>4.80917673430448E-016</text:p>
              </table:table-cell>
              <table:table-cell office:value-type="float" office:value="-4.80917673430448E-016">
                <text:p>-4.80917673430448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